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Artikelbezeichnung</text:p>
          </table:table-cell>
          <table:table-cell office:value-type="string" calcext:value-type="string">
            <text:p>Stück</text:p>
          </table:table-cell>
          <table:table-cell table:style-name="Default" office:value-type="string" calcext:value-type="string">
            <text:p>Stückpreis</text:p>
          </table:table-cell>
          <table:table-cell table:style-name="Default" office:value-type="string" calcext:value-type="string">
            <text:p>Versand</text:p>
          </table:table-cell>
          <table:table-cell table:style-name="Default" office:value-type="string" calcext:value-type="string">
            <text:p>gesammt</text:p>
          </table:table-cell>
          <table:table-cell office:value-type="string" calcext:value-type="string">
            <text:p>Lieferzei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Omnibus F4 v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4.9" calcext:value-type="currency">
            <text:p>34.90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2]*[.D2]+[.E2]" office:value-type="currency" office:currency="EUR" office:value="69.8" calcext:value-type="currency">
            <text:p>69.80 €</text:p>
          </table:table-cell>
          <table:table-cell table:style-name="ce1" office:value-type="string" calcext:value-type="string">
            <text:p>1-3 Tage</text:p>
          </table:table-cell>
          <table:table-cell office:value-type="string" calcext:value-type="string">
            <text:p><text:a xlink:href="https://www.graupner.de/Betaflight-Flight-Control-OMNIBUS-F4-V3-ICM20608-gyro/48374.ICMV3/" xlink:type="simple">https://www.graupner.de/Betaflight-Flight-Control-OMNIBUS-F4-V3-ICM20608-gyro/48374.ICMV3/</text:a></text:p>
          </table:table-cell>
        </table:table-row>
        <table:table-row table:style-name="ro1">
          <table:table-cell office:value-type="string" calcext:value-type="string">
            <text:p>Bluetooth module</text:p>
          </table:table-cell>
          <table:table-cell office:value-type="string" calcext:value-type="string">
            <text:p>Aukru HC-0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7.99" calcext:value-type="currency">
            <text:p>7.99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3]*[.D3]+[.E3]" office:value-type="currency" office:currency="EUR" office:value="15.98" calcext:value-type="currency">
            <text:p>15.98 €</text:p>
          </table:table-cell>
          <table:table-cell table:style-name="ce1" office:value-type="string" calcext:value-type="string">
            <text:p>1-2 Tage</text:p>
          </table:table-cell>
          <table:table-cell office:value-type="string" calcext:value-type="string">
            <text:p><text:a xlink:href="https://www.amazon.de/Aukru-Drahtlose-Bluetooth-Transceiver-Modul/dp/B00PL7SPGS/ref=sr_1_3?ie=UTF8&amp;qid=1550666348&amp;sr=8-3&amp;keywords=hc-06" xlink:type="simple">https://www.amazon.de/Aukru-Drahtlose-Bluetooth-Transceiver-Modul/dp/B00PL7SPGS/ref=sr_1_3?ie=UTF8&amp;qid=1550666348&amp;sr=8-3&amp;keywords=hc-06</text:a></text:p>
          </table:table-cell>
        </table:table-row>
        <table:table-row table:style-name="ro1">
          <table:table-cell office:value-type="string" calcext:value-type="string">
            <text:p>Magnetometer</text:p>
          </table:table-cell>
          <table:table-cell office:value-type="string" calcext:value-type="string">
            <text:p>HMC5883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.15" calcext:value-type="currency">
            <text:p>5.15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4]*[.D4]+[.E4]" office:value-type="currency" office:currency="EUR" office:value="10.3" calcext:value-type="currency">
            <text:p>10.30 €</text:p>
          </table:table-cell>
          <table:table-cell table:style-name="ce1" office:value-type="string" calcext:value-type="string">
            <text:p>3-5 Tage</text:p>
          </table:table-cell>
          <table:table-cell office:value-type="string" calcext:value-type="string">
            <text:p><text:a xlink:href="https://www.ebay.de/itm/GY-271-QMC5883-Kompass-Modul-3-Achsen-Magnetometer-Sensor-Arduino-HMC5883L/252881940433?hash=item3ae0f02fd1:g:PrUAAOSwCgVb4igo:rk:2:pf:0" xlink:type="simple">https://www.ebay.de/itm/GY-271-QMC5883-Kompass-Modul-3-Achsen-Magnetometer-Sensor-Arduino-HMC5883L/252881940433?hash=item3ae0f02fd1:g:PrUAAOSwCgVb4igo:rk:2:pf:0</text:a></text:p>
          </table:table-cell>
        </table:table-row>
        <table:table-row table:style-name="ro1">
          <table:table-cell office:value-type="string" calcext:value-type="string">
            <text:p>Buchsenleisten gewinkelt 3 polig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.9" calcext:value-type="currency">
            <text:p>3.90 €</text:p>
          </table:table-cell>
          <table:table-cell office:value-type="currency" office:currency="EUR" office:value="2.7" calcext:value-type="currency">
            <text:p>2.70 €</text:p>
          </table:table-cell>
          <table:table-cell table:formula="of:=[.C5]*[.D5]+[.E5]" office:value-type="currency" office:currency="EUR" office:value="14.4" calcext:value-type="currency">
            <text:p>14.40 €</text:p>
          </table:table-cell>
          <table:table-cell table:style-name="ce1" office:value-type="string" calcext:value-type="string">
            <text:p>7-8 Tage</text:p>
          </table:table-cell>
          <table:table-cell office:value-type="string" calcext:value-type="string">
            <text:p><text:a xlink:href="https://www.ebay.de/itm/Buchsenleiste-90Grad-Stiftleiste-2-54-mm-3-x-30-pins-3-reihig-gewinkelt-90/292958572881?hash=item4435b11151:g:0pIAAOSwdGFYpzhn:rk:2:pf:0" xlink:type="simple">https://www.ebay.de/itm/Buchsenleiste-90Grad-Stiftleiste-2-54-mm-3-x-30-pins-3-reihig-gewinkelt-90/292958572881?hash=item4435b11151:g:0pIAAOSwdGFYpzhn:rk:2:pf:0</text:a></text:p>
          </table:table-cell>
        </table:table-row>
        <table:table-row table:style-name="ro1">
          <table:table-cell office:value-type="string" calcext:value-type="string">
            <text:p>klett kabelbinder 100 st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.97" calcext:value-type="currency">
            <text:p>8.97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6]*[.D6]+[.E6]" office:value-type="currency" office:currency="EUR" office:value="8.97" calcext:value-type="currency">
            <text:p>8.97 €</text:p>
          </table:table-cell>
          <table:table-cell table:style-name="ce1" office:value-type="string" calcext:value-type="string">
            <text:p>1-2 Tage</text:p>
          </table:table-cell>
          <table:table-cell office:value-type="string" calcext:value-type="string">
            <text:p><text:a xlink:href="https://www.amazon.de/KEEPSORT®-Kabelbinder-Klettverschluss-Wiederverschließbare-Klett-Band-Kabelbinder-Schwarz/dp/B07BN8L5SX/ref=sr_1_3?ie=UTF8&amp;qid=1550671083&amp;sr=8-3&amp;keywords=surepromise+kabelbinder" xlink:type="simple">https://www.amazon.de/KEEPSORT®-Kabelbinder-Klettverschluss-Wiederverschließbare-Klett-Band-Kabelbinder-Schwarz/dp/B07BN8L5SX/ref=sr_1_3?ie=UTF8&amp;qid=1550671083&amp;sr=8-3&amp;keywords=surepromise+kabelbinder</text:a></text:p>
          </table:table-cell>
        </table:table-row>
        <table:table-row table:style-name="ro1">
          <table:table-cell office:value-type="string" calcext:value-type="string">
            <text:p>Abstandshalter Schrauben 300 teili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.69" calcext:value-type="currency">
            <text:p>11.69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7]*[.D7]+[.E7]" office:value-type="currency" office:currency="EUR" office:value="11.69" calcext:value-type="currency">
            <text:p>11.69 €</text:p>
          </table:table-cell>
          <table:table-cell table:style-name="ce1" office:value-type="string" calcext:value-type="string">
            <text:p>1-2 Tage</text:p>
          </table:table-cell>
          <table:table-cell office:value-type="string" calcext:value-type="string">
            <text:p><text:a xlink:href="https://www.amazon.de/Rosenice-Abstandhalter-Schrauben-Muttern-schwarz/dp/B00W79JXFA/ref=sr_1_5?ie=UTF8&amp;qid=1550671661&amp;sr=8-5&amp;keywords=distanzbolzen" xlink:type="simple">https://www.amazon.de/Rosenice-Abstandhalter-Schrauben-Muttern-schwarz/dp/B00W79JXFA/ref=sr_1_5?ie=UTF8&amp;qid=1550671661&amp;sr=8-5&amp;keywords=distanzbolzen</text:a></text:p>
          </table:table-cell>
        </table:table-row>
        <table:table-row table:style-name="ro1">
          <table:table-cell office:value-type="string" calcext:value-type="string">
            <text:p>jumper kabel 3 x 40 x 20cm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.99" calcext:value-type="currency">
            <text:p>6.99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8]*[.D8]+[.E8]" office:value-type="currency" office:currency="EUR" office:value="13.98" calcext:value-type="currency">
            <text:p>13.98 €</text:p>
          </table:table-cell>
          <table:table-cell office:value-type="string" calcext:value-type="string">
            <text:p>1-2 Tage</text:p>
          </table:table-cell>
          <table:table-cell office:value-type="string" calcext:value-type="string">
            <text:p><text:a xlink:href="https://www.amazon.de/Female-Female-Male-Female-Male-Male-Steckbrücken-Drahtbrücken-bunt/dp/B01EV70C78/ref=sr_1_1_sspa?ie=UTF8&amp;qid=1550674042&amp;sr=8-1-spons&amp;keywords=male+male+kabel&amp;psc=1" xlink:type="simple">https://www.amazon.de/Female-Female-Male-Female-Male-Male-Steckbrücken-Drahtbrücken-bunt/dp/B01EV70C78/ref=sr_1_1_sspa?ie=UTF8&amp;qid=1550674042&amp;sr=8-1-spons&amp;keywords=male+male+kabel&amp;psc=1</text:a>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9]*[.D9]+[.E9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10]*[.D10]+[.E10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11]*[.D11]+[.E11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12]*[.D12]+[.E12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UMME:</text:p>
          </table:table-cell>
          <table:table-cell table:formula="of:=SUM([.F2:.F12])" office:value-type="currency" office:currency="EUR" office:value="145.12" calcext:value-type="currency">
            <text:p>145.12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4:41:38.697402390</meta:creation-date>
    <dc:date>2019-02-20T17:21:06.369867544</dc:date>
    <meta:editing-duration>PT1H15M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